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automatic-styles>
    <style:style style:name="Table1" style:family="table">
      <style:table-properties style:width="25.001cm" fo:margin-left="-0.191cm" fo:margin-top="0cm" fo:margin-bottom="0cm" fo:break-before="auto" fo:break-after="auto" table:align="left" fo:background-color="transparent" style:may-break-between-rows="true" style:writing-mode="lr-tb">
        <style:background-image/>
      </style:table-properties>
    </style:style>
    <style:style style:name="Table1.A" style:family="table-column">
      <style:table-column-properties style:column-width="4.44cm"/>
    </style:style>
    <style:style style:name="Table1.B" style:family="table-column">
      <style:table-column-properties style:column-width="5.56cm"/>
    </style:style>
    <style:style style:name="Table1.C" style:family="table-column">
      <style:table-column-properties style:column-width="4.694cm"/>
    </style:style>
    <style:style style:name="Table1.D" style:family="table-column">
      <style:table-column-properties style:column-width="5.999cm"/>
    </style:style>
    <style:style style:name="Table1.E" style:family="table-column">
      <style:table-column-properties style:column-width="4.309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3" style:family="table-row">
      <style:table-row-properties fo:background-color="transparent" fo:keep-together="always">
        <style:background-image/>
      </style:table-row-properties>
    </style:style>
    <style:style style:name="Table1.5" style:family="table-row">
      <style:table-row-properties style:min-row-height="1.655cm" fo:background-color="transparent" fo:keep-together="always">
        <style:background-image/>
      </style:table-row-properties>
    </style:style>
    <style:style style:name="Table1.8" style:family="table-row">
      <style:table-row-properties style:min-row-height="1.011cm" fo:keep-together="always"/>
    </style:style>
    <style:style style:name="P1" style:family="paragraph" style:parent-style-name="Bibliography_20_1">
      <style:text-properties officeooo:paragraph-rsid="001aae52"/>
    </style:style>
    <style:style style:name="P2" style:family="paragraph" style:parent-style-name="Title">
      <style:paragraph-properties fo:break-before="page"/>
      <style:text-properties officeooo:rsid="001aae52" officeooo:paragraph-rsid="001aae52"/>
    </style:style>
    <style:style style:name="P3" style:family="paragraph" style:parent-style-name="Standard">
      <style:text-properties officeooo:rsid="001aae52" officeooo:paragraph-rsid="001aae52"/>
    </style:style>
    <style:style style:name="P4" style:family="paragraph" style:parent-style-name="Standard">
      <style:text-properties officeooo:paragraph-rsid="001aae52"/>
    </style:style>
    <style:style style:name="P5" style:family="paragraph" style:parent-style-name="Standard">
      <style:paragraph-properties fo:margin-top="0cm" fo:margin-bottom="0.282cm" style:contextual-spacing="false" fo:text-align="center"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2pt" style:language-complex="ar" style:country-complex="SA"/>
    </style:style>
    <style:style style:name="P6"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8" style:family="paragraph" style:parent-style-name="Standard">
      <style:paragraph-properties fo:margin-top="0cm" fo:margin-bottom="0.282cm" style:contextual-spacing="false" fo:text-align="center"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9" style:family="paragraph" style:parent-style-name="Standard">
      <style:paragraph-properties fo:margin-top="0cm" fo:margin-bottom="0.282cm" style:contextual-spacing="false" fo:text-align="end"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1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6c9fa"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9289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d83b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154e"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4"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33c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5"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fd9d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82ef9"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dd4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ec3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a75d"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23d1"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789a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9b51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ac37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4" style:family="paragraph" style:parent-style-name="Standard">
      <style:paragraph-properties fo:margin-top="0cm" fo:margin-bottom="0.282cm" style:contextual-spacing="false" fo:line-height="100%" fo:text-align="center" style:justify-single-word="false" fo:orphans="2" fo:widows="2"/>
      <style:text-properties style:font-name="Calibri" fo:font-size="10.5pt" fo:language="en" fo:country="GB" fo:font-style="italic" fo:font-weight="bold" officeooo:rsid="0001c704" officeooo:paragraph-rsid="001aae52" style:letter-kerning="false" style:font-name-asian="Calibri1" style:font-size-asian="10.5pt" style:language-asian="en" style:country-asian="US" style:font-style-asian="italic" style:font-weight-asian="bold" style:font-name-complex="Calibri1" style:font-size-complex="10.5pt" style:language-complex="ar" style:country-complex="SA"/>
    </style:style>
    <style:style style:name="P25" style:family="paragraph" style:parent-style-name="Standard">
      <style:paragraph-properties fo:margin-top="0cm" fo:margin-bottom="0.282cm" style:contextual-spacing="false" fo:line-height="100%" fo:text-align="center" style:justify-single-word="false" fo:orphans="2" fo:widows="2"/>
      <style:text-properties style:font-name="Calibri" fo:font-size="28pt" fo:language="en" fo:country="GB" fo:font-style="italic" fo:font-weight="bold" officeooo:rsid="0001c704" officeooo:paragraph-rsid="001aae52" style:letter-kerning="false" style:font-name-asian="Calibri1" style:font-size-asian="28pt" style:language-asian="en" style:country-asian="US" style:font-style-asian="italic" style:font-weight-asian="bold" style:font-name-complex="Calibri1" style:font-size-complex="28pt" style:language-complex="ar" style:country-complex="SA"/>
    </style:style>
    <style:style style:name="P26" style:family="paragraph" style:parent-style-name="Standard">
      <style:paragraph-properties fo:margin-top="0cm" fo:margin-bottom="0.282cm" style:contextual-spacing="false" fo:line-height="100%" fo:text-align="center" style:justify-single-word="false" fo:orphans="2" fo:widows="2"/>
      <style:text-properties style:font-name="Calibri" fo:font-size="16pt" fo:language="en" fo:country="GB" fo:font-style="italic" fo:font-weight="bold" officeooo:rsid="0001c704" officeooo:paragraph-rsid="001aae52" style:letter-kerning="false" style:font-name-asian="Calibri1" style:font-size-asian="16pt" style:language-asian="en" style:country-asian="US" style:font-style-asian="italic" style:font-weight-asian="bold" style:font-name-complex="Calibri1" style:font-size-complex="16pt" style:language-complex="ar" style:country-complex="SA"/>
    </style:style>
    <style:style style:name="P27" style:family="paragraph" style:parent-style-name="Standard">
      <style:paragraph-properties fo:margin-top="0cm" fo:margin-bottom="0.282cm" style:contextual-spacing="false" fo:text-align="center" style:justify-single-word="false" fo:orphans="2" fo:widows="2"/>
      <style:text-properties style:font-name="Calibri" fo:font-size="40pt" fo:language="en" fo:country="GB" fo:font-style="italic" fo:font-weight="bold" officeooo:paragraph-rsid="001aae52" style:letter-kerning="false" style:font-name-asian="Calibri1" style:font-size-asian="40pt" style:language-asian="en" style:country-asian="US" style:font-style-asian="italic" style:font-weight-asian="bold" style:font-name-complex="Calibri1" style:font-size-complex="40pt" style:language-complex="ar" style:country-complex="SA"/>
    </style:style>
    <style:style style:name="P28" style:family="paragraph" style:parent-style-name="Standard">
      <style:paragraph-properties fo:margin-top="0cm" fo:margin-bottom="0.282cm" style:contextual-spacing="false" fo:text-align="center" style:justify-single-word="false" fo:orphans="2" fo:widows="2"/>
      <style:text-properties style:font-name="Calibri" fo:font-size="32pt" fo:language="en" fo:country="GB" fo:font-style="italic" fo:font-weight="bold" officeooo:paragraph-rsid="001aae52" style:letter-kerning="false" style:font-name-asian="Calibri1" style:font-size-asian="32pt" style:language-asian="en" style:country-asian="US" style:font-style-asian="italic" style:font-weight-asian="bold" style:font-name-complex="Calibri1" style:font-size-complex="32pt" style:language-complex="ar" style:country-complex="SA"/>
    </style:style>
    <style:style style:name="P29" style:family="paragraph" style:parent-style-name="Text_20_body">
      <style:text-properties officeooo:rsid="005acd96" officeooo:paragraph-rsid="001aae52"/>
    </style:style>
    <style:style style:name="P30" style:family="paragraph" style:parent-style-name="Text_20_body">
      <style:text-properties officeooo:rsid="001020ed" officeooo:paragraph-rsid="001aae52"/>
    </style:style>
    <style:style style:name="P31" style:family="paragraph" style:parent-style-name="Text_20_body">
      <style:text-properties officeooo:paragraph-rsid="001aae52"/>
    </style:style>
    <style:style style:name="P32" style:family="paragraph" style:parent-style-name="Text_20_body">
      <style:text-properties officeooo:rsid="0011e1e7" officeooo:paragraph-rsid="001aae52"/>
    </style:style>
    <style:style style:name="P33" style:family="paragraph" style:parent-style-name="Text_20_body">
      <style:text-properties officeooo:rsid="00225674" officeooo:paragraph-rsid="001aae52"/>
    </style:style>
    <style:style style:name="P34" style:family="paragraph" style:parent-style-name="Text_20_body">
      <style:text-properties officeooo:rsid="00231f0e" officeooo:paragraph-rsid="001aae52"/>
    </style:style>
    <style:style style:name="P35" style:family="paragraph" style:parent-style-name="Text_20_body">
      <style:text-properties officeooo:rsid="001aae52" officeooo:paragraph-rsid="001aae52"/>
    </style:style>
    <style:style style:name="P36" style:family="paragraph" style:parent-style-name="Title">
      <style:text-properties officeooo:rsid="00098c19" officeooo:paragraph-rsid="001aae52"/>
    </style:style>
    <style:style style:name="P37" style:family="paragraph" style:parent-style-name="Title" style:master-page-name="Landscape">
      <style:paragraph-properties style:page-number="auto"/>
      <style:text-properties officeooo:rsid="001aae52" officeooo:paragraph-rsid="001aae52"/>
    </style:style>
    <style:style style:name="P38" style:family="paragraph" style:parent-style-name="Heading_20_1">
      <style:text-properties officeooo:rsid="005acd96" officeooo:paragraph-rsid="001aae52"/>
    </style:style>
    <style:style style:name="P39" style:family="paragraph" style:parent-style-name="Heading_20_1">
      <style:text-properties officeooo:rsid="00098c19" officeooo:paragraph-rsid="001aae52"/>
    </style:style>
    <style:style style:name="P40" style:family="paragraph" style:parent-style-name="Heading_20_1">
      <style:paragraph-properties fo:break-before="page"/>
      <style:text-properties officeooo:rsid="00341693" officeooo:paragraph-rsid="001aae52"/>
    </style:style>
    <style:style style:name="P41" style:family="paragraph" style:parent-style-name="Heading_20_2">
      <style:text-properties officeooo:paragraph-rsid="001aae52"/>
    </style:style>
    <style:style style:name="P42" style:family="paragraph" style:parent-style-name="Heading_20_2">
      <style:text-properties officeooo:rsid="0038de0a" officeooo:paragraph-rsid="001aae52"/>
    </style:style>
    <style:style style:name="P43" style:family="paragraph" style:parent-style-name="Heading_20_2">
      <style:text-properties officeooo:rsid="001ca041" officeooo:paragraph-rsid="001aae52"/>
    </style:style>
    <style:style style:name="P44" style:family="paragraph" style:parent-style-name="Heading_20_3">
      <style:text-properties officeooo:rsid="001e8907" officeooo:paragraph-rsid="001aae52"/>
    </style:style>
    <style:style style:name="P45" style:family="paragraph" style:parent-style-name="Text_20_body" style:list-style-name="L1">
      <style:text-properties officeooo:paragraph-rsid="001aae52"/>
    </style:style>
    <style:style style:name="P46" style:family="paragraph" style:parent-style-name="Text_20_body" style:list-style-name="L1">
      <style:paragraph-properties fo:margin-top="0cm" fo:margin-bottom="0cm" style:contextual-spacing="false" fo:line-height="115%"/>
      <style:text-properties officeooo:paragraph-rsid="001aae52"/>
    </style:style>
    <style:style style:name="P47" style:family="paragraph" style:parent-style-name="Text_20_body" style:list-style-name="L1">
      <style:paragraph-properties fo:margin-top="0cm" fo:margin-bottom="0cm" style:contextual-spacing="false" fo:line-height="115%"/>
      <style:text-properties officeooo:rsid="0036703f" officeooo:paragraph-rsid="001aae52"/>
    </style:style>
    <style:style style:name="P48" style:family="paragraph" style:parent-style-name="Text_20_body" style:list-style-name="L1">
      <style:paragraph-properties fo:margin-top="0cm" fo:margin-bottom="0cm" style:contextual-spacing="false" fo:line-height="115%"/>
      <style:text-properties officeooo:rsid="0038de0a" officeooo:paragraph-rsid="001aae52"/>
    </style:style>
    <style:style style:name="P49" style:family="paragraph" style:parent-style-name="Text_20_body" style:list-style-name="L1">
      <style:paragraph-properties fo:margin-top="0cm" fo:margin-bottom="0cm" style:contextual-spacing="false" fo:line-height="115%"/>
      <style:text-properties officeooo:rsid="00430567" officeooo:paragraph-rsid="001aae52"/>
    </style:style>
    <style:style style:name="T1" style:family="text">
      <style:text-properties fo:font-style="italic" style:font-style-asian="italic"/>
    </style:style>
    <style:style style:name="T2" style:family="text">
      <style:text-properties officeooo:rsid="005c407e"/>
    </style:style>
    <style:style style:name="T3" style:family="text">
      <style:text-properties officeooo:rsid="001a535c"/>
    </style:style>
    <style:style style:name="T4" style:family="text">
      <style:text-properties officeooo:rsid="001983f8"/>
    </style:style>
    <style:style style:name="T5" style:family="text">
      <style:text-properties officeooo:rsid="00206a16"/>
    </style:style>
    <style:style style:name="T6" style:family="text">
      <style:text-properties officeooo:rsid="0038de0a"/>
    </style:style>
    <style:style style:name="T7" style:family="text">
      <style:text-properties officeooo:rsid="004c1dcb"/>
    </style:style>
    <style:style style:name="T8" style:family="text">
      <style:text-properties officeooo:rsid="0045d0ce"/>
    </style:style>
    <style:style style:name="T9" style:family="text">
      <style:text-properties officeooo:rsid="00311df1"/>
    </style:style>
    <style:style style:name="T10" style:family="text">
      <style:text-properties officeooo:rsid="0036703f"/>
    </style:style>
    <style:style style:name="T11" style:family="text">
      <style:text-properties officeooo:rsid="003ac072"/>
    </style:style>
    <style:style style:name="T12" style:family="text">
      <style:text-properties officeooo:rsid="00413a53"/>
    </style:style>
    <style:style style:name="T13" style:family="text">
      <style:text-properties officeooo:rsid="0032a8f5"/>
    </style:style>
    <style:style style:name="T14" style:family="text">
      <style:text-properties officeooo:rsid="000f1238"/>
    </style:style>
    <style:style style:name="T15" style:family="text">
      <style:text-properties officeooo:rsid="000ceade"/>
    </style:style>
    <style:style style:name="T16" style:family="text">
      <style:text-properties officeooo:rsid="000ee438"/>
    </style:style>
    <style:style style:name="T17" style:family="text">
      <style:text-properties officeooo:rsid="00341693"/>
    </style:style>
    <style:style style:name="T18" style:family="text">
      <style:text-properties officeooo:rsid="0041ee5e"/>
    </style:style>
    <style:style style:name="T19" style:family="text">
      <style:text-properties officeooo:rsid="001054d0"/>
    </style:style>
    <style:style style:name="T20" style:family="text">
      <style:text-properties officeooo:rsid="001ebd2c"/>
    </style:style>
    <style:style style:name="T21" style:family="text">
      <style:text-properties officeooo:rsid="00253042"/>
    </style:style>
    <style:style style:name="T22" style:family="text">
      <style:text-properties officeooo:rsid="0045d8a9"/>
    </style:style>
    <style:style style:name="T23" style:family="text">
      <style:text-properties officeooo:rsid="00409439"/>
    </style:style>
    <style:style style:name="T24" style:family="text">
      <style:text-properties officeooo:rsid="003bdfde"/>
    </style:style>
    <style:style style:name="T25" style:family="text">
      <style:text-properties officeooo:rsid="004e9d53"/>
    </style:style>
    <style:style style:name="T26" style:family="text">
      <style:text-properties officeooo:rsid="004a3dd1"/>
    </style:style>
    <style:style style:name="T27" style:family="text">
      <style:text-properties officeooo:rsid="003c65a9"/>
    </style:style>
    <style:style style:name="T28" style:family="text">
      <style:text-properties officeooo:rsid="003cd47c"/>
    </style:style>
    <style:style style:name="T29" style:family="text">
      <style:text-properties officeooo:rsid="005c45c8"/>
    </style:style>
    <style:style style:name="T30" style:family="text">
      <style:text-properties officeooo:rsid="0018689a"/>
    </style:style>
    <style:style style:name="T31" style:family="text">
      <style:text-properties officeooo:rsid="001ca041"/>
    </style:style>
    <style:style style:name="T32" style:family="text">
      <style:text-properties officeooo:rsid="00142d28"/>
    </style:style>
    <style:style style:name="T33" style:family="text">
      <style:text-properties officeooo:rsid="005d5d69"/>
    </style:style>
    <style:style style:name="T34" style:family="text">
      <style:text-properties officeooo:rsid="001d5ca3"/>
    </style:style>
    <style:style style:name="T35" style:family="text">
      <style:text-properties officeooo:rsid="0021eccd"/>
    </style:style>
    <style:style style:name="T36" style:family="text">
      <style:text-properties officeooo:rsid="0021efc7"/>
    </style:style>
    <style:style style:name="T37" style:family="text">
      <style:text-properties officeooo:rsid="00225674"/>
    </style:style>
    <style:style style:name="T38" style:family="text">
      <style:text-properties officeooo:rsid="002d83ae"/>
    </style:style>
    <style:style style:name="T39" style:family="text">
      <style:text-properties officeooo:rsid="002358dd"/>
    </style:style>
    <style:style style:name="T40" style:family="text">
      <style:text-properties officeooo:rsid="00231f0e"/>
    </style:style>
    <style:style style:name="T41" style:family="text">
      <style:text-properties officeooo:rsid="0029dca5"/>
    </style:style>
    <style:style style:name="T42" style:family="text">
      <style:text-properties officeooo:rsid="0026f36f"/>
    </style:style>
    <style:style style:name="T43" style:family="text">
      <style:text-properties officeooo:rsid="002a15ac"/>
    </style:style>
    <style:style style:name="T44" style:family="text">
      <style:text-properties officeooo:rsid="00075e4e"/>
    </style:style>
    <style:style style:name="T45" style:family="text">
      <style:text-properties officeooo:rsid="000a33cc"/>
    </style:style>
    <style:style style:name="T46" style:family="text">
      <style:text-properties officeooo:rsid="0009289c"/>
    </style:style>
    <style:style style:name="T47" style:family="text">
      <style:text-properties officeooo:rsid="000c29d8"/>
    </style:style>
    <style:style style:name="T48" style:family="text">
      <style:text-properties officeooo:rsid="0014a75d"/>
    </style:style>
    <style:style style:name="T49" style:family="text">
      <style:text-properties officeooo:rsid="0012d866"/>
    </style:style>
    <style:style style:name="T50" style:family="text">
      <style:text-properties officeooo:rsid="000d83b4"/>
    </style:style>
    <style:style style:name="T51" style:family="text">
      <style:text-properties officeooo:rsid="00082ef9"/>
    </style:style>
    <style:style style:name="T52" style:family="text">
      <style:text-properties officeooo:rsid="0010ec56"/>
    </style:style>
    <style:style style:name="T53" style:family="text">
      <style:text-properties officeooo:rsid="000fd9d7"/>
    </style:style>
    <style:style style:name="T54" style:family="text">
      <style:text-properties officeooo:rsid="0014154e"/>
    </style:style>
    <style:style style:name="T55" style:family="text">
      <style:text-properties officeooo:rsid="000aec37"/>
    </style:style>
    <style:style style:name="T56" style:family="text">
      <style:text-properties officeooo:rsid="001623d1"/>
    </style:style>
    <style:style style:name="T57" style:family="text">
      <style:text-properties style:text-position="super 58%"/>
    </style:style>
    <style:style style:name="T58" style:family="text">
      <style:text-properties officeooo:rsid="0019b51c"/>
    </style:style>
    <style:style style:name="T59" style:family="text">
      <style:text-properties officeooo:rsid="001ac374"/>
    </style:style>
    <style:style style:name="T60" style:family="text">
      <style:text-properties officeooo:rsid="0018c286"/>
    </style:style>
    <style:style style:name="T61" style:family="text">
      <style:text-properties officeooo:rsid="001da8fc"/>
    </style:style>
    <style:style style:name="fr1"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roject Specification</text:p>
      <text:h text:style-name="P38" text:outline-level="1">Working Title</text:h>
      <text:p text:style-name="P29">Lukasz’s Password Manager. </text:p>
      <text:h text:style-name="P39" text:outline-level="1">Project Aim</text:h>
      <text:p text:style-name="P31">This project is to create a <text:span text:style-name="T2">web-based, </text:span>free and open-source password manager for the privacy focused user. </text:p>
      <text:h text:style-name="P39" text:outline-level="1">Project Expectations</text:h>
      <text:p text:style-name="P30">This is a product focused <text:span text:style-name="T3">security </text:span>project. <text:span text:style-name="T4">At the end of the project, the code will be made </text:span><text:span text:style-name="T5">free and open-source, </text:span><text:span text:style-name="T6">as well as the specification for the container</text:span><text:span text:style-name="T5">. Making the project open-source will give it the ability to be</text:span><text:span text:style-name="T4"> expanded, more secure </text:span><text:span text:style-name="T5">and </text:span><text:span text:style-name="T4">more available. </text:span><text:span text:style-name="T7">The main expectations are:</text:span></text:p>
      <text:list xml:id="list2911305538" text:style-name="L1">
        <text:list-item>
          <text:p text:style-name="P46"><text:span text:style-name="T8">Create</text:span><text:span text:style-name="T9"> a </text:span><text:span text:style-name="T8">cryptographic </text:span><text:span text:style-name="T9">container for the </text:span><text:span text:style-name="T10">password </text:span><text:span text:style-name="T9">data based </text:span><text:span text:style-name="T11">on</text:span><text:span text:style-name="T9"> previous works </text:span><text:span text:style-name="T12">and own research</text:span><text:span text:style-name="T9">, </text:span><text:span text:style-name="T11">like</text:span><text:span text:style-name="T9">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9">(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9">. <text:s/></text:span><text:span text:style-name="T13">This would allow for:</text:span></text:p>
          <text:list>
            <text:list-item>
              <text:p text:style-name="P46"><text:span text:style-name="T14">A</text:span><text:span text:style-name="T15"> way to recover the </text:span><text:span text:style-name="T16">encrypted data without a password </text:span><text:span text:style-name="T6">by using a recovery phrase</text:span><text:span text:style-name="T16">.</text:span></text:p>
            </text:list-item>
            <text:list-item>
              <text:p text:style-name="P46"><text:span text:style-name="T14">A way to distribute the secret recovery data into pieces, with thresholds </text:span><text:span text:style-name="T17">by </text:span><text:span text:style-name="T10">implementing Shamir’s scheme</text:span><text:span text:style-name="T17">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7">(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4">. <text:s/></text:span></text:p>
            </text:list-item>
            <text:list-item>
              <text:p text:style-name="P45"><text:span text:style-name="T18">M</text:span>ultiple passwords to be used to open the container.</text:p>
            </text:list-item>
          </text:list>
        </text:list-item>
        <text:list-item>
          <text:p text:style-name="P47">Make a password manager that:</text:p>
          <text:list>
            <text:list-item>
              <text:p text:style-name="P48">Implements the container described with all of its features. </text:p>
            </text:list-item>
            <text:list-item>
              <text:p text:style-name="P48">Implements basic password manager features:</text:p>
              <text:list>
                <text:list-item>
                  <text:p text:style-name="P48">Add/Remove/Update passwords.</text:p>
                </text:list-item>
                <text:list-item>
                  <text:p text:style-name="P48">Allow exporting passwords.</text:p>
                </text:list-item>
                <text:list-item>
                  <text:p text:style-name="P48">Change encryption specific <text:span text:style-name="T18">settings.</text:span></text:p>
                </text:list-item>
                <text:list-item>
                  <text:p text:style-name="P49">Generate secure passwords.</text:p>
                </text:list-item>
              </text:list>
            </text:list-item>
          </text:list>
        </text:list-item>
      </text:list>
      <text:h text:style-name="P41" text:outline-level="2">Good practice</text:h>
      <text:p text:style-name="P32"><text:span text:style-name="T19">Good practice will be shown by using design patterns </text:span><text:span text:style-name="T61">and</text:span> unit testing<text:span text:style-name="T19">. </text:span>Version control should also be used as <text:span text:style-name="T20">git </text:span>reverts and <text:span text:style-name="T20">git </text:span>branching <text:span text:style-name="T20">are</text:span> possible <text:span text:style-name="T5">to allow better workflow</text:span>. It also allows room for collaboration <text:span text:style-name="T21">in the future</text:span>. </text:p>
      <text:h text:style-name="P42" text:outline-level="2"><text:span text:style-name="T22">Cryptographic </text:span>Container <text:span text:style-name="T23">and Research</text:span></text:h>
      <text:p text:style-name="P31">The container will <text:span text:style-name="T24">be the bulk of </text:span><text:span text:style-name="T25">the</text:span><text:span text:style-name="T24"> research. The container will be able to </text:span><text:span text:style-name="T15">recover the </text:span><text:span text:style-name="T16">encrypted data without a password </text:span><text:span text:style-name="T6">by using a recovery phrase, </text:span><text:span text:style-name="T24">generate</text:span><text:span text:style-name="T14"> the secret recovery data into pieces </text:span><text:span text:style-name="T24">and allow multiple passwords to be used to open the container. </text:span></text:p>
      <text:p text:style-name="P31"><text:span text:style-name="T25">The</text:span><text:span text:style-name="T24"> research will find the best techniques in terms of security and performance to allow the container to exist. </text:span><text:span text:style-name="T26">Similar</text:span><text:span text:style-name="T27">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7">(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7"> </text:span><text:span text:style-name="T26">exist </text:span><text:span text:style-name="T27">and comparing the container against </text:span><text:span text:style-name="T28">such approaches </text:span><text:span text:style-name="T25">will be conducted</text:span><text:span text:style-name="T28">.</text:span><text:span text:style-name="T27"> </text:span><text:span text:style-name="T28">The best encryption methods will also be </text:span><text:soft-page-break/><text:span text:style-name="T28">researched and considered. </text:span></text:p>
      <text:h text:style-name="P43" text:outline-level="2">Features <text:span text:style-name="T29">and Evaluation</text:span></text:h>
      <text:p text:style-name="P32">Because this is a project <text:span text:style-name="T30">focused on security</text:span>, with a very unique set of features that other standalone password managers don’t posses, most of the marking should come from the evaluation of the product’<text:span text:style-name="T31">s features</text:span> from a user’s standpoint <text:span text:style-name="T32">as well as individual anonymity and security </text:span><text:span text:style-name="T30">of data</text:span>. <text:span text:style-name="T29">Another evaluation </text:span><text:span text:style-name="T33">metric would be the security and performance of the program. </text:span></text:p>
      <text:h text:style-name="P44" text:outline-level="3">Novel Features</text:h>
      <text:p text:style-name="P32">For example, ability to safely and securely decode data without a password is an entire novelty when it comes to password managers, as well as designing and implementing a container for all the encrypted data that makes it happen. <text:span text:style-name="T34">Further features like the ability to have multiple passwords unlock the encrypted </text:span>container <text:span text:style-name="T28">and </text:span><text:span text:style-name="T34">shared secret recovery option also should be evaluated by implementation and completion. </text:span></text:p>
      <text:p text:style-name="P32"><text:span text:style-name="T35">The ability to unlock the data without the password could be very beneficial if the main user has </text:span><text:span text:style-name="T36">a trusted person that </text:span><text:span text:style-name="T37">would be able to gain access to the data in the container. For example, if a person has a trusted family member, the person can give the recovery token to the trusted family </text:span><text:span text:style-name="T38">member </text:span><text:span text:style-name="T37">for them to unlock the container and gain access to the passwords.</text:span></text:p>
      <text:p text:style-name="P33"><text:span text:style-name="T39">The password manager will be able to allow users to sign in with multiple passwords. </text:span>Multiple passwords would allow multiple users to use the same container for passwords <text:span text:style-name="T40">and this would allow multiple users to sync the passwords and account details</text:span>. This could be used by a company <text:span text:style-name="T38">which ha</text:span>s multiple <text:span text:style-name="T41">employees that have</text:span> shared accounts on several websites.</text:p>
      <text:p text:style-name="P34">Shared secret recovery is a function where <text:span text:style-name="T39">access to the container requires a certain amount of pieces of information to unlock. </text:span><text:span text:style-name="T21">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42">t want a </text:span><text:span text:style-name="T38">singular</text:span><text:span text:style-name="T42"> entity to gain access to the container. An example of this in practice could be a person distributing one piece of information to each </text:span><text:span text:style-name="T38">of the 9</text:span><text:span text:style-name="T42"> family member</text:span><text:span text:style-name="T38">s</text:span><text:span text:style-name="T42"> and adjusting the number of pieces required to open the container to 6. This would mean that </text:span><text:span text:style-name="T38">to open the container, </text:span><text:span text:style-name="T42">any 6 </text:span><text:span text:style-name="T41">out of 9</text:span><text:span text:style-name="T42"> members of the family that have a piece of information would be required. These member</text:span><text:span text:style-name="T41">s</text:span><text:span text:style-name="T42"> would have full access to the container and the encrypted data. </text:span></text:p>
      <text:h text:style-name="P44" text:outline-level="3">Standard Features</text:h>
      <text:p text:style-name="P32"><text:span text:style-name="T34">Many other features that are usually present in password managers will also exist, such as the ability to export </text:span><text:span text:style-name="T43">login </text:span><text:span text:style-name="T41">details</text:span><text:span text:style-name="T34"> to a </text:span><text:span text:style-name="T41">file,</text:span><text:span text:style-name="T34"> and a password generator. </text:span></text:p>
      <text:h text:style-name="P40" text:outline-level="1">Bibliography</text:h>
      <text:p text:style-name="P1">Adi Shamir (1979) ‘How to Share a Secret’, <text:span text:style-name="T1">Massachusetts Institute of Technology</text:span>, 22(11), pp. 612–613.</text:p>
      <text:p text:style-name="P1">cryptsetup (2020) ‘Cryptsetup and LUKS - open-source disk encryption’, <text:span text:style-name="T1">What the ...?</text:span>, 21 December. Available at: https://gitlab.com/cryptsetup/cryptsetup (Accessed: 14 January 2021).</text:p>
      <text:p text:style-name="P1"/>
      <text:p text:style-name="P37">Mark Scheme</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REPORT</text:p>
          </table:table-cell>
          <table:table-cell table:style-name="Table1.A1" office:value-type="string">
            <text:p text:style-name="P5">70% +</text:p>
          </table:table-cell>
          <table:table-cell table:style-name="Table1.A1" office:value-type="string">
            <text:p text:style-name="P5">50-69%</text:p>
          </table:table-cell>
          <table:table-cell table:style-name="Table1.A1" office:value-type="string">
            <text:p text:style-name="P5">40-49%</text:p>
          </table:table-cell>
          <table:table-cell table:style-name="Table1.A1" office:value-type="string">
            <text:p text:style-name="P5">Weighting</text:p>
            <text:p text:style-name="P5">(should add up to 100)</text:p>
          </table:table-cell>
        </table:table-row>
        <table:table-row table:style-name="Table1.1">
          <table:table-cell table:style-name="Table1.A2" office:value-type="string">
            <text:p text:style-name="P7">Introduction (aims and objectives)</text:p>
            <text:p text:style-name="P7">(10%)</text:p>
          </table:table-cell>
          <table:table-cell table:style-name="Table1.A2" office:value-type="string">
            <text:p text:style-name="P7">Well written + critical overview of topic, concisely summarising key point. Purpose and issues clearly defined</text:p>
          </table:table-cell>
          <table:table-cell table:style-name="Table1.A2" office:value-type="string">
            <text:p text:style-name="P7">Good introduction to content of the report. Key points identified.</text:p>
          </table:table-cell>
          <table:table-cell table:style-name="Table1.A2" office:value-type="string">
            <text:p text:style-name="P7">Basic introduction with brief summary of points which the project will address. Key points are possibly incomplete or lacking in details on how they interrelate</text:p>
          </table:table-cell>
          <table:table-cell table:style-name="Table1.A2" office:value-type="string">
            <text:p text:style-name="P8">10</text:p>
          </table:table-cell>
        </table:table-row>
        <table:table-row table:style-name="Table1.3">
          <table:table-cell table:style-name="Table1.A1" office:value-type="string">
            <text:p text:style-name="P7">Research/Investigation</text:p>
            <text:p text:style-name="P9">(max 50%)</text:p>
          </table:table-cell>
          <table:table-cell table:style-name="Table1.A1" office:value-type="string">
            <text:p text:style-name="P10">Well written/practical investigation into different kinds of encryption methods, <text:span text:style-name="T44">comparing different characteristics </text:span><text:span text:style-name="T45">of each method</text:span><text:span text:style-name="T44">.</text:span> </text:p>
            <text:p text:style-name="P10">Well reasoned justification of chosen encryption method <text:span text:style-name="T46">for each component of the program</text:span>.</text:p>
            <text:p text:style-name="P10"><text:s/><text:span text:style-name="T47">Appropriate evaluation of encryption methods chosen – explaining why they are subtile. </text:span></text:p>
          </table:table-cell>
          <table:table-cell table:style-name="Table1.A1" office:value-type="string">
            <text:p text:style-name="P11">Identified different kind of encryption methods and characteristics. </text:p>
            <text:p text:style-name="P12">Justification for the encryption method chosen for each component of the program. </text:p>
            <text:p text:style-name="P12">Appropriate evaluation of encryption methods chosen.</text:p>
          </table:table-cell>
          <table:table-cell table:style-name="Table1.A1" office:value-type="string">
            <text:p text:style-name="P13">Show basic understanding of encryption methods. </text:p>
            <text:p text:style-name="P14">Selected an<text:span text:style-name="T48">d discussed an</text:span> encryption method for each part of the program. </text:p>
            <text:p text:style-name="P15">Evaluate the performance of <text:span text:style-name="T49">the method</text:span> of encryption <text:span text:style-name="T49">chosen</text:span>. </text:p>
          </table:table-cell>
          <table:table-cell table:style-name="Table1.A1" office:value-type="string">
            <text:p text:style-name="P24">5</text:p>
          </table:table-cell>
        </table:table-row>
        <text:soft-page-break/>
        <table:table-row table:style-name="Table1.3">
          <table:table-cell table:style-name="Table1.A1" office:value-type="string">
            <text:p text:style-name="P7">Product Development</text:p>
            <text:p text:style-name="P9">(max 50%)</text:p>
          </table:table-cell>
          <table:table-cell table:style-name="Table1.A1" office:value-type="string">
            <text:p text:style-name="P10"><text:span text:style-name="T50">Produce a s</text:span>ecure <text:span text:style-name="T51">password manager with password manager features. </text:span></text:p>
            <text:p text:style-name="P16">Implemented all recovery and export features <text:span text:style-name="T50">for the password manager</text:span>. </text:p>
            <text:p text:style-name="P12">Discuss good practice techniques <text:span text:style-name="T52">that were</text:span> used while developing the password manager <text:span text:style-name="T52">as well as their positive impact on the project</text:span>. </text:p>
            <text:p text:style-name="P17">Show the clear use of design patterns for good coding.</text:p>
          </table:table-cell>
          <table:table-cell table:style-name="Table1.A1" office:value-type="string">
            <text:p text:style-name="P11"><text:span text:style-name="T53">Produce a s</text:span>ecure password manager <text:span text:style-name="T53">with </text:span><text:span text:style-name="T54">some </text:span><text:span text:style-name="T53">standard password manager features</text:span><text:span text:style-name="T55">.</text:span></text:p>
            <text:p text:style-name="P18">Implemented most recovery and export features.</text:p>
            <text:p text:style-name="P18"><text:span text:style-name="T54">Discuss good practice techniques that were used while developing the password manager.</text:span> </text:p>
            <text:p text:style-name="P17">Show some use of design patterns.</text:p>
          </table:table-cell>
          <table:table-cell table:style-name="Table1.A1" office:value-type="string">
            <text:p text:style-name="P10">A basic password manager without any encryption, security <text:span text:style-name="T53">or additional </text:span>features.</text:p>
            <text:p text:style-name="P15">Implement export features.</text:p>
            <text:p text:style-name="P13">Show understanding of good practice techniques that were used while developing the password manager.</text:p>
            <text:p text:style-name="P17">Design pattern implementation attempted. </text:p>
          </table:table-cell>
          <table:table-cell table:style-name="Table1.A1" office:value-type="string">
            <text:p text:style-name="P25">50</text:p>
          </table:table-cell>
        </table:table-row>
        <table:table-row table:style-name="Table1.5">
          <table:table-cell table:style-name="Table1.A1" office:value-type="string">
            <text:p text:style-name="P7">Evaluation + Conclusions (to include research and development where applicable)</text:p>
            <text:p text:style-name="P9">(max 25%)</text:p>
          </table:table-cell>
          <table:table-cell table:style-name="Table1.A1" office:value-type="string">
            <text:p text:style-name="P19">Summary describing the chosen encryption method detailing the specific numbers in regards to performance and security, <text:span text:style-name="T56">with data to back up claims</text:span>. </text:p>
            <text:p text:style-name="P19">Scaling recommendations are presented if this were to be used in a bigger context. </text:p>
            <text:p text:style-name="P19">Critical review of the whole project. </text:p>
          </table:table-cell>
          <table:table-cell table:style-name="Table1.A1" office:value-type="string">
            <text:p text:style-name="P20">Summary briefly describing the chosen encryption method and show some metrics in regard to the performance. </text:p>
            <text:p text:style-name="P20">The reflection is not critical, but still reflects on the project as a whole.</text:p>
          </table:table-cell>
          <table:table-cell table:style-name="Table1.A1" office:value-type="string">
            <text:p text:style-name="P20">Summary describes performance of the chosen encryption method with little data to back it. </text:p>
            <text:p text:style-name="P20">There should be some reflection on the word done on the project. </text:p>
          </table:table-cell>
          <table:table-cell table:style-name="Table1.A1" office:value-type="string">
            <text:p text:style-name="P26">20</text:p>
          </table:table-cell>
        </table:table-row>
        <table:table-row table:style-name="Table1.1">
          <table:table-cell table:style-name="Table1.A2" office:value-type="string">
            <text:p text:style-name="P7">Professional Practice (Project Management and Evaluation of Professional Skills)</text:p>
            <text:p text:style-name="P9">(10%)</text:p>
          </table:table-cell>
          <table:table-cell table:style-name="Table1.A2" office:value-type="string">
            <text:p text:style-name="P7">Critical evaluation of the overall project with excellent analysis of the methodologies involved. Project limitations covered</text:p>
          </table:table-cell>
          <table:table-cell table:style-name="Table1.A2" office:value-type="string">
            <text:p text:style-name="P7">Good evaluation of the project and methodologies. Project management techniques used</text:p>
          </table:table-cell>
          <table:table-cell table:style-name="Table1.A2" office:value-type="string">
            <text:p text:style-name="P7">Limited or partial evaluation of project and project management techniques.</text:p>
          </table:table-cell>
          <table:table-cell table:style-name="Table1.A2" office:value-type="string">
            <text:p text:style-name="P8">10</text:p>
          </table:table-cell>
        </table:table-row>
        <table:table-row table:style-name="Table1.1">
          <table:table-cell table:style-name="Table1.A2" office:value-type="string">
            <text:p text:style-name="P7">Presentation, Layout and Referencing</text:p>
            <text:p text:style-name="P9">(5%)</text:p>
          </table:table-cell>
          <table:table-cell table:style-name="Table1.A2" office:value-type="string">
            <text:p text:style-name="P7">Excellent standard of appearance. Report is well structured and organised. Free (or minimal) spelling or grammatical errors – if any, it does not detract from the reading of the report. Sources fully cited. Correct use of 3<text:span text:style-name="T57">rd</text:span> person</text:p>
          </table:table-cell>
          <table:table-cell table:style-name="Table1.A2" office:value-type="string">
            <text:p text:style-name="P7">Good standard of appearance with a logical flow. Sources cited. 3<text:span text:style-name="T57">rd</text:span> person used throughout or in majority.</text:p>
          </table:table-cell>
          <table:table-cell table:style-name="Table1.A2" office:value-type="string">
            <text:p text:style-name="P7">Report conveys across the intended message. There may be sections that impact on the logical flow and structure. Sources cited but possible inconsistent or lacking correct referencing back to the main document. Grammar and/or spelling impacting on readability.</text:p>
          </table:table-cell>
          <table:table-cell table:style-name="Table1.A2" office:value-type="string">
            <text:p text:style-name="P8">5</text:p>
          </table:table-cell>
        </table:table-row>
        <text:soft-page-break/>
        <table:table-row table:style-name="Table1.8">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27">100<text:bookmark text:name="_GoBack"/></text:p>
          </table:table-cell>
        </table:table-row>
        <table:table-row table:style-name="Table1.1">
          <table:table-cell table:style-name="Table1.A1" office:value-type="string">
            <text:p text:style-name="P5">PRODUCT + PRESENTATION</text:p>
          </table:table-cell>
          <table:table-cell table:style-name="Table1.A1" office:value-type="string">
            <text:p text:style-name="P5">70% +</text:p>
          </table:table-cell>
          <table:table-cell table:style-name="Table1.A1" office:value-type="string">
            <text:p text:style-name="P5">50-69%</text:p>
          </table:table-cell>
          <table:table-cell table:style-name="Table1.A1" office:value-type="string">
            <text:p text:style-name="P5">40-49%</text:p>
          </table:table-cell>
          <table:table-cell table:style-name="Table1.A1" office:value-type="string">
            <text:p text:style-name="P5">Weighting</text:p>
          </table:table-cell>
        </table:table-row>
        <table:table-row table:style-name="Table1.1">
          <table:table-cell table:style-name="Table1.A1" office:value-type="string">
            <text:p text:style-name="P7">Quality of Product – define a set of metrics for product</text:p>
            <text:p text:style-name="P9">(80 marks)</text:p>
          </table:table-cell>
          <table:table-cell table:style-name="Table1.A1" office:value-type="string">
            <text:p text:style-name="P17"><text:span text:style-name="T58">Standard p</text:span>assword manager features present (5<text:span text:style-name="T59">+</text:span>).</text:p>
            <text:p text:style-name="P17">All recovery options (3) working and demonstrated. </text:p>
            <text:p text:style-name="P17">Password unlocks the password manager’s data <text:span text:style-name="T60">in a fast and efficient manner</text:span>. </text:p>
            <text:p text:style-name="P21">Will demonstrate that the user will not run out of password storage.</text:p>
            <text:p text:style-name="P21"><text:span text:style-name="T58">Will demonstrate that </text:span>the program will not slow down with a large database. </text:p>
          </table:table-cell>
          <table:table-cell table:style-name="Table1.A1" office:value-type="string">
            <text:p text:style-name="P17"><text:span text:style-name="T58">Standard p</text:span>assword manager features present <text:span text:style-name="T58">(3</text:span><text:span text:style-name="T59">+</text:span><text:span text:style-name="T58">). </text:span></text:p>
            <text:p text:style-name="P22">Most recovery options (2+) working and demonstrated.</text:p>
            <text:p text:style-name="P22">Password unlocks the password manager’s data.</text:p>
            <text:p text:style-name="P22">Will demonstrate that the user will not run out of password storage.</text:p>
          </table:table-cell>
          <table:table-cell table:style-name="Table1.A1" office:value-type="string">
            <text:p text:style-name="P23">Password manager missing standard features (3-).</text:p>
            <text:p text:style-name="P23">Recovery options (1-) missing from password manager.</text:p>
            <text:p text:style-name="P23">Password unlocks the password manager’s data.</text:p>
          </table:table-cell>
          <table:table-cell table:style-name="Table1.A1" office:value-type="string">
            <text:p text:style-name="P28">80</text:p>
          </table:table-cell>
        </table:table-row>
        <table:table-row table:style-name="Table1.1">
          <table:table-cell table:style-name="Table1.A2" office:value-type="string">
            <text:p text:style-name="P6"/>
            <text:p text:style-name="P7">Presentation/QA</text:p>
            <text:p text:style-name="P9">(20 marks)</text:p>
          </table:table-cell>
          <table:table-cell table:style-name="Table1.A2" office:value-type="string">
            <text:p text:style-name="P7">Presentation contains an accurate overview of all aspects of project management implementation and evaluation. Supported and demonstrated well through QA</text:p>
          </table:table-cell>
          <table:table-cell table:style-name="Table1.A2" office:value-type="string">
            <text:p text:style-name="P7">Presentation contains an overview of most aspects of project management implementation and evaluation. Supported and demonstrated through QA</text:p>
          </table:table-cell>
          <table:table-cell table:style-name="Table1.A2" office:value-type="string">
            <text:p text:style-name="P7">Presentation contains a limited overview of aspects of project management implementation and evaluation. QA is limited to specific point.</text:p>
          </table:table-cell>
          <table:table-cell table:style-name="Table1.A2" office:value-type="string">
            <text:p text:style-name="P8">20</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27">100</text:p>
          </table:table-cell>
        </table:table-row>
      </table:table>
      <text:p text:style-name="P3"/>
      <text:p text:style-name="P2">Risk Register</text:p>
      <text:p text:style-name="P35"><draw:frame draw:style-name="fr1" draw:name="Object1" text:anchor-type="char" svg:width="25.7cm" svg:height="15.184cm" draw:z-index="0"><draw:object xlink:href="../Risk%20Register.ods"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tab-stop-distance="1.27cm" style:writing-mode="page"/>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6T19:00:23.329711846</dc:date>
    <meta:editing-duration>PT11M32S</meta:editing-duration>
    <meta:editing-cycles>2</meta:editing-cycles>
    <meta:generator>LibreOffice/7.1.4.2$Linux_X86_64 LibreOffice_project/10$Build-2</meta:generator>
    <meta:document-statistic meta:table-count="1" meta:image-count="0" meta:object-count="1" meta:page-count="7" meta:paragraph-count="126" meta:word-count="1535" meta:character-count="9914" meta:non-whitespace-character-count="8478"/>
  </office:meta>
</office:document-meta>
</file>